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199EE71BE4E3C9BBC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284cd" officeooo:paragraph-rsid="001284cd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628cm" svg:y="2.023cm" svg:width="18.602cm" svg:height="12.966cm" draw:z-index="0"><draw:image xlink:href="Pictures/10000001000002E600000199EE71BE4E3C9BBC97.png" xlink:type="simple" xlink:show="embed" xlink:actuate="onLoad" draw:mime-type="image/png"/></draw:frame>Assignment 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6:01:35.283316191</meta:creation-date>
    <dc:date>2023-10-21T16:03:07.482413607</dc:date>
    <meta:editing-duration>PT1M32S</meta:editing-duration>
    <meta:editing-cycles>1</meta:editing-cycles>
    <meta:document-statistic meta:table-count="0" meta:image-count="1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